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497cm" table:align="left"/>
    </style:style>
    <style:style style:name="Tableau1.A" style:family="table-column">
      <style:table-column-properties style:column-width="4.74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2.012cm" table:align="left"/>
    </style:style>
    <style:style style:name="Tableau2.A" style:family="table-column">
      <style:table-column-properties style:column-width="3.995cm"/>
    </style:style>
    <style:style style:name="Tableau2.C" style:family="table-column">
      <style:table-column-properties style:column-width="4.02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ba15" officeooo:paragraph-rsid="0009ba15"/>
    </style:style>
    <style:style style:name="P2" style:family="paragraph" style:parent-style-name="Standard">
      <style:text-properties officeooo:rsid="0009ba15" officeooo:paragraph-rsid="000b9a8b"/>
    </style:style>
    <style:style style:name="P3" style:family="paragraph" style:parent-style-name="Standard">
      <style:text-properties officeooo:rsid="000b9a8b" officeooo:paragraph-rsid="000b9a8b"/>
    </style:style>
    <style:style style:name="P4" style:family="paragraph" style:parent-style-name="Standard">
      <style:text-properties officeooo:rsid="000c57d9" officeooo:paragraph-rsid="000c57d9"/>
    </style:style>
    <style:style style:name="P5" style:family="paragraph" style:parent-style-name="Table_20_Contents">
      <style:text-properties officeooo:rsid="000b9a8b" officeooo:paragraph-rsid="000b9a8b"/>
    </style:style>
    <style:style style:name="P6" style:family="paragraph" style:parent-style-name="Table_20_Contents">
      <style:paragraph-properties fo:text-align="end" style:justify-single-word="false"/>
      <style:text-properties officeooo:rsid="000c57d9" officeooo:paragraph-rsid="000c57d9"/>
    </style:style>
    <style:style style:name="P7" style:family="paragraph" style:parent-style-name="Table_20_Contents">
      <style:paragraph-properties fo:text-align="center" style:justify-single-word="false"/>
      <style:text-properties officeooo:rsid="000c57d9" officeooo:paragraph-rsid="000c57d9"/>
    </style:style>
    <style:style style:name="P8" style:family="paragraph" style:parent-style-name="Standard" style:list-style-name="L1">
      <style:text-properties officeooo:rsid="000b9a8b" officeooo:paragraph-rsid="000b9a8b"/>
    </style:style>
    <style:style style:name="P9" style:family="paragraph" style:parent-style-name="Standard" style:list-style-name="L2">
      <style:text-properties officeooo:paragraph-rsid="000c57d9"/>
    </style:style>
    <style:style style:name="P10" style:family="paragraph" style:parent-style-name="Standard" style:list-style-name="L2">
      <style:text-properties officeooo:rsid="000c57d9" officeooo:paragraph-rsid="000c57d9"/>
    </style:style>
    <style:style style:name="P11" style:family="paragraph" style:parent-style-name="Standard">
      <style:text-properties officeooo:rsid="000c57d9" officeooo:paragraph-rsid="000c57d9"/>
    </style:style>
    <style:style style:name="P12" style:family="paragraph" style:parent-style-name="Standard" style:list-style-name="L2">
      <style:text-properties style:text-line-through-style="none" style:text-line-through-type="none" officeooo:rsid="000c57d9" officeooo:paragraph-rsid="000c57d9"/>
    </style:style>
    <style:style style:name="P13" style:family="paragraph" style:parent-style-name="Standard" style:list-style-name="L3">
      <style:text-properties officeooo:rsid="000cdee8" officeooo:paragraph-rsid="000cdee8"/>
    </style:style>
    <style:style style:name="P14" style:family="paragraph" style:parent-style-name="Standard">
      <style:text-properties officeooo:rsid="000cdee8" officeooo:paragraph-rsid="000c57d9"/>
    </style:style>
    <style:style style:name="P15" style:family="paragraph" style:parent-style-name="Standard" style:list-style-name="L3">
      <style:text-properties officeooo:rsid="000f2ef2" officeooo:paragraph-rsid="000f2ef2"/>
    </style:style>
    <style:style style:name="P16" style:family="paragraph" style:parent-style-name="Standard">
      <style:text-properties officeooo:rsid="000f2ef2" officeooo:paragraph-rsid="000f2ef2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text-underline-style="solid" style:text-underline-width="auto" style:text-underline-color="font-color"/>
    </style:style>
    <style:style style:name="T3" style:family="text">
      <style:text-properties fo:language="es" fo:country="ES" style:text-underline-style="none"/>
    </style:style>
    <style:style style:name="T4" style:family="text">
      <style:text-properties officeooo:rsid="000b9a8b"/>
    </style:style>
    <style:style style:name="T5" style:family="text">
      <style:text-properties officeooo:rsid="000c57d9"/>
    </style:style>
    <style:style style:name="T6" style:family="text">
      <style:text-properties style:text-position="super 58%" officeooo:rsid="000c57d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0c57d9"/>
    </style:style>
    <style:style style:name="T10" style:family="text">
      <style:text-properties style:text-line-through-style="none" style:text-line-through-type="none" style:text-position="super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cde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111 </text:p>
      <text:p text:style-name="P1"/>
      <text:p text:style-name="P2">Concordance des temps </text:p>
      <text:p text:style-name="P2"/>
      <text:p text:style-name="P1">L. 20-21 </text:p>
      <text:p text:style-name="P1">« <text:span text:style-name="T1">Muchos </text:span><text:span text:style-name="T3">se reían</text:span><text:span text:style-name="T1"> porque </text:span><text:span text:style-name="T3">no </text:span><text:span text:style-name="T2">podían</text:span><text:span text:style-name="T1"> creer que </text:span><text:span text:style-name="T2">hubiera</text:span><text:span text:style-name="T1"> un país tan flaco.</text:span> » </text:p>
      <text:p text:style-name="P1"><text:tab/>podían → proposition principale, imparfait </text:p>
      <text:p text:style-name="P1"><text:tab/>hubiera → proposition subordonnée, subjonctif imparfait </text:p>
      <text:p text:style-name="P1"><text:tab/>« <text:span text:style-name="T4">no » → négation </text:span></text:p>
      <text:p text:style-name="P1"/>
      <text:p text:style-name="P1">L. 13 </text:p>
      <text:p text:style-name="P1">« <text:span text:style-name="T1">Mi papá </text:span><text:span text:style-name="T3">le escribió</text:span><text:span text:style-name="T1"> después a mi tía y </text:span><text:span text:style-name="T3">le </text:span><text:span text:style-name="T2">dijo</text:span><text:span text:style-name="T1"> que </text:span><text:span text:style-name="T2">vendiera</text:span><text:span text:style-name="T1"> no más la guitara porque a mi tía …</text:span> » </text:p>
      <text:p text:style-name="P1"><text:tab/><text:span text:style-name="T4">dijo</text:span> → proposition principale, passé simple </text:p>
      <text:p text:style-name="P1"><text:tab/>vendiera → proposition subordonnée, subjonctif imparfait</text:p>
      <text:p text:style-name="P1"><text:tab/>« <text:span text:style-name="T4">le dijo que » → ordre indirect </text:span></text:p>
      <text:p text:style-name="P1"/>
      <text:p text:style-name="P3"><text:span text:style-name="T5">S</text:span>ubordonnée qui réclame du subjonctif : </text:p>
      <text:list xml:id="list8031008204799809790" text:style-name="L1">
        <text:list-item>
          <text:p text:style-name="P8">hypothèse </text:p>
        </text:list-item>
        <text:list-item>
          <text:p text:style-name="P8">négation <text:span text:style-name="T12">dans la principale </text:span></text:p>
        </text:list-item>
        <text:list-item>
          <text:p text:style-name="P8">volonté </text:p>
        </text:list-item>
        <text:list-item>
          <text:p text:style-name="P8">ordre indirect </text:p>
        </text:list-item>
      </text:list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Principale </text:p>
          </table:table-cell>
          <table:table-cell table:style-name="Tableau1.B1" office:value-type="string">
            <text:p text:style-name="P5">Subordonnée subjonctif</text:p>
          </table:table-cell>
        </table:table-row>
        <table:table-row>
          <table:table-cell table:style-name="Tableau1.A2" office:value-type="string">
            <text:p text:style-name="P5">Présent </text:p>
            <text:p text:style-name="P5">Passé </text:p>
            <text:p text:style-name="P5"/>
          </table:table-cell>
          <table:table-cell table:style-name="Tableau1.B2" office:value-type="string">
            <text:p text:style-name="P5">Subj présent </text:p>
            <text:p text:style-name="P5">Subj imparfait </text:p>
            <text:p text:style-name="P5"/>
          </table:table-cell>
        </table:table-row>
      </table:table>
      <text:p text:style-name="P3"/>
      <text:p text:style-name="P3"/>
      <text:p text:style-name="P4">Subjonctif imparfait </text:p>
      <text:list xml:id="list6288744326018928280" text:style-name="L2">
        <text:list-item>
          <text:p text:style-name="P9"><text:span text:style-name="T5">3</text:span><text:span text:style-name="T6">e</text:span><text:span text:style-name="T5"> pl du prétérit <text:s/>– -</text:span><text:span text:style-name="T9">ron + -ra </text:span></text:p>
        </text:list-item>
        <text:list-item>
          <text:p text:style-name="P10"><text:span text:style-name="T9">A</text:span><text:span text:style-name="T8">ccent : 1</text:span><text:span text:style-name="T10">re</text:span><text:span text:style-name="T8"> pl, antépénultième syllabe </text:span></text:p>
          <text:list>
            <text:list-header>
              <text:p text:style-name="P12">ex :</text:p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7">Cantar </text:p>
          </table:table-cell>
          <table:table-cell table:style-name="Tableau2.A1" office:value-type="string">
            <text:p text:style-name="P7">Ser </text:p>
          </table:table-cell>
          <table:table-cell table:style-name="Tableau2.C1" office:value-type="string">
            <text:p text:style-name="P7">Decir </text:p>
          </table:table-cell>
        </table:table-row>
        <table:table-row>
          <table:table-cell table:style-name="Tableau2.A2" office:value-type="string">
            <text:p text:style-name="P6">Canta<text:span text:style-name="T7">ron</text:span><text:span text:style-name="T8"> → Cantara </text:span></text:p>
            <text:p text:style-name="P6">Cantaras </text:p>
            <text:p text:style-name="P6">Cantara </text:p>
            <text:p text:style-name="P6">Cant<text:span text:style-name="T11">á</text:span>ramos </text:p>
            <text:p text:style-name="P6">Cantarais </text:p>
            <text:p text:style-name="P6">Cantaran </text:p>
          </table:table-cell>
          <table:table-cell table:style-name="Tableau2.A2" office:value-type="string">
            <text:p text:style-name="P6">Fue<text:span text:style-name="T7">ron</text:span> → Fuera </text:p>
            <text:p text:style-name="P6">Fueras </text:p>
            <text:p text:style-name="P6">Fuera </text:p>
            <text:p text:style-name="P6">Fu<text:span text:style-name="T11">é</text:span>ramos </text:p>
            <text:p text:style-name="P6">Fuerais </text:p>
            <text:p text:style-name="P6">Fueran </text:p>
          </table:table-cell>
          <table:table-cell table:style-name="Tableau2.C2" office:value-type="string">
            <text:p text:style-name="P6">Dije<text:span text:style-name="T7">ron</text:span> → Dijera </text:p>
            <text:p text:style-name="P6">Dijeras </text:p>
            <text:p text:style-name="P6">Dijera </text:p>
            <text:p text:style-name="P6">Dij<text:span text:style-name="T11">é</text:span>ramos </text:p>
            <text:p text:style-name="P6">Dijerais </text:p>
            <text:p text:style-name="P6">Dijeran </text:p>
          </table:table-cell>
        </table:table-row>
      </table:table>
      <text:p text:style-name="P4"/>
      <text:p text:style-name="P14"/>
      <text:p text:style-name="P16">Exemples :</text:p>
      <text:list xml:id="list1894634994955301686" text:style-name="L3">
        <text:list-item>
          <text:p text:style-name="P15">Le dijo a mi padre que no quisiera vender mi guitarra </text:p>
        </text:list-item>
        <text:list-item>
          <text:p text:style-name="P15">El padre espera que la dictadura fuera terminada pronto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33:20.067000000</meta:creation-date>
    <dc:date>2019-03-21T15:11:03.987000000</dc:date>
    <meta:editing-duration>PT17M39S</meta:editing-duration>
    <meta:editing-cycles>3</meta:editing-cycles>
    <meta:generator>LibreOffice/5.1.6.2$Windows_x86 LibreOffice_project/07ac168c60a517dba0f0d7bc7540f5afa45f0909</meta:generator>
    <meta:document-statistic meta:table-count="2" meta:image-count="0" meta:object-count="0" meta:page-count="1" meta:paragraph-count="51" meta:word-count="182" meta:character-count="1070" meta:non-whitespace-character-count="893"/>
  </office:meta>
</office:document-meta>
</file>